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33cm" fo:margin-left="0.568cm" table:align="left" style:writing-mode="lr-tb"/>
    </style:style>
    <style:style style:name="Table1.A" style:family="table-column">
      <style:table-column-properties style:column-width="1.028cm"/>
    </style:style>
    <style:style style:name="Table1.B" style:family="table-column">
      <style:table-column-properties style:column-width="11.158cm"/>
    </style:style>
    <style:style style:name="Table1.C" style:family="table-column">
      <style:table-column-properties style:column-width="4.747cm"/>
    </style:style>
    <style:style style:name="Table1.1" style:family="table-row">
      <style:table-row-properties style:min-row-height="0.78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57cm" fo:keep-together="auto"/>
    </style:style>
    <style:style style:name="Table1.3" style:family="table-row">
      <style:table-row-properties style:min-row-height="0.672cm" fo:keep-together="auto"/>
    </style:style>
    <style:style style:name="Table1.4" style:family="table-row">
      <style:table-row-properties style:min-row-height="0.527cm" fo:keep-together="auto"/>
    </style:style>
    <style:style style:name="Table1.5" style:family="table-row">
      <style:table-row-properties style:min-row-height="0.887cm" fo:keep-together="auto"/>
    </style:style>
    <style:style style:name="Table1.6" style:family="table-row">
      <style:table-row-properties style:min-row-height="0.997cm" fo:keep-together="auto"/>
    </style:style>
    <style:style style:name="Table1.7" style:family="table-row">
      <style:table-row-properties style:min-row-height="1.351cm" fo:keep-together="auto"/>
    </style:style>
    <style:style style:name="Table1.8" style:family="table-row">
      <style:table-row-properties style:min-row-height="0.52cm" fo:keep-together="auto"/>
    </style:style>
    <style:style style:name="Table2" style:family="table" style:master-page-name="">
      <style:table-properties style:width="16.708cm" fo:margin-left="0.877cm" style:page-number="auto" table:align="left"/>
    </style:style>
    <style:style style:name="Table2.A" style:family="table-column">
      <style:table-column-properties style:column-width="4.972cm"/>
    </style:style>
    <style:style style:name="Table2.B" style:family="table-column">
      <style:table-column-properties style:column-width="5.877cm"/>
    </style:style>
    <style:style style:name="Table2.C" style:family="table-column">
      <style:table-column-properties style:column-width="5.8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667cm" fo:margin-left="0.917cm" table:align="left"/>
    </style:style>
    <style:style style:name="Table3.A" style:family="table-column">
      <style:table-column-properties style:column-width="3.473cm"/>
    </style:style>
    <style:style style:name="Table3.B" style:family="table-column">
      <style:table-column-properties style:column-width="4.397cm"/>
    </style:style>
    <style:style style:name="Table3.D" style:family="table-column">
      <style:table-column-properties style:column-width="4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2" fo:font-size="14pt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2" fo:font-size="14pt" officeooo:rsid="003ca017" officeooo:paragraph-rsid="003ca017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2" fo:font-size="14pt" officeooo:rsid="003d9bd7" officeooo:paragraph-rsid="003d9bd7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14pt" fo:font-style="italic" officeooo:rsid="003ca017" officeooo:paragraph-rsid="003ca017" style:font-size-asian="12.25pt" style:font-style-asian="italic" style:font-size-complex="14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2" fo:font-size="14pt" fo:font-style="normal" officeooo:rsid="003ca017" officeooo:paragraph-rsid="003ca017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style="normal" fo:font-weight="normal" officeooo:rsid="002a3d01" officeooo:paragraph-rsid="002ce2c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1" fo:font-size="14pt" fo:font-style="normal" fo:font-weight="normal" officeooo:rsid="002a3d01" officeooo:paragraph-rsid="002ce2c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1" fo:font-size="14pt" fo:font-style="normal" fo:font-weight="bold" officeooo:rsid="002a3d01" officeooo:paragraph-rsid="002ce2c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10" style:family="paragraph" style:parent-style-name="Standard">
      <style:paragraph-properties style:snap-to-layout-grid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officeooo:paragraph-rsid="0034e24a" style:font-size-asian="14pt" style:font-name-complex="Times New Roman" style:font-size-complex="14pt"/>
    </style:style>
    <style:style style:name="P12" style:family="paragraph" style:parent-style-name="Standard" style:master-page-name="">
      <style:paragraph-properties fo:margin-left="0.6cm" fo:margin-right="0cm" fo:margin-top="0cm" fo:margin-bottom="0cm" loext:contextual-spacing="false" fo:line-height="150%" fo:text-indent="0cm" style:auto-text-indent="false" style:page-number="auto"/>
      <style:text-properties officeooo:paragraph-rsid="0030bc69"/>
    </style:style>
    <style:style style:name="P13" style:family="paragraph" style:parent-style-name="Standard" style:master-page-name="">
      <style:paragraph-properties fo:margin-left="0.7cm" fo:margin-right="0cm" fo:margin-top="0cm" fo:margin-bottom="0cm" loext:contextual-spacing="false" fo:line-height="150%" fo:text-indent="0cm" style:auto-text-indent="false" style:page-number="auto"/>
      <style:text-properties officeooo:paragraph-rsid="003710c0"/>
    </style:style>
    <style:style style:name="P14" style:family="paragraph" style:parent-style-name="Standard" style:master-page-name="">
      <style:paragraph-properties fo:margin-left="0.7cm" fo:margin-right="0cm" fo:margin-top="0cm" fo:margin-bottom="0cm" loext:contextual-spacing="false" fo:line-height="150%" fo:text-indent="0cm" style:auto-text-indent="false" style:page-number="auto"/>
      <style:text-properties officeooo:paragraph-rsid="00428102"/>
    </style:style>
    <style:style style:name="P15" style:family="paragraph" style:parent-style-name="Standard" style:master-page-name="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7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master-page-name="">
      <style:paragraph-properties fo:margin-left="1.7cm" fo:margin-right="0cm" fo:margin-top="0cm" fo:margin-bottom="0cm" loext:contextual-spacing="false" fo:line-height="150%" fo:text-indent="0cm" style:auto-text-indent="false" style:page-number="auto"/>
      <style:text-properties officeooo:paragraph-rsid="0030bc69"/>
    </style:style>
    <style:style style:name="P19" style:family="paragraph" style:parent-style-name="Standard">
      <style:paragraph-properties fo:margin-left="1.7cm" fo:margin-right="0cm" fo:margin-top="0cm" fo:margin-bottom="0cm" loext:contextual-spacing="false" fo:line-height="150%" fo:text-indent="0cm" style:auto-text-indent="false"/>
      <style:text-properties officeooo:paragraph-rsid="0030bc69"/>
    </style:style>
    <style:style style:name="P20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style:paragraph-properties fo:margin-left="1.7cm" fo:margin-right="0cm" fo:margin-top="0cm" fo:margin-bottom="0cm" loext:contextual-spacing="false" fo:line-height="150%" fo:text-indent="-0.9cm" style:auto-text-indent="false" style:page-number="auto"/>
      <style:text-properties officeooo:paragraph-rsid="0030bc69"/>
    </style:style>
    <style:style style:name="P22" style:family="paragraph" style:parent-style-name="Standard" style:master-page-name="">
      <style:paragraph-properties fo:margin-left="2.499cm" fo:margin-right="0cm" fo:margin-top="0cm" fo:margin-bottom="0cm" loext:contextual-spacing="false" fo:line-height="150%" fo:text-indent="-0.9cm" style:auto-text-indent="false" style:page-number="auto"/>
      <style:text-properties officeooo:paragraph-rsid="0030bc69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cm" style:auto-text-indent="false" style:page-number="auto"/>
      <style:text-properties officeooo:paragraph-rsid="0030bc69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7cm" style:auto-text-indent="false" style:page-number="auto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cm" style:auto-text-indent="false" style:page-number="auto"/>
      <style:text-properties officeooo:paragraph-rsid="003710c0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50%" fo:text-indent="1.799cm" style:auto-text-indent="false" style:page-number="auto"/>
      <style:text-properties officeooo:paragraph-rsid="003710c0"/>
    </style:style>
    <style:style style:name="P27" style:family="paragraph" style:parent-style-name="Standard" style:master-page-name="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7cm" fo:margin-right="0cm" fo:margin-top="0cm" fo:margin-bottom="0cm" loext:contextual-spacing="false" fo:line-height="150%" fo:text-align="justify" style:justify-single-word="false" fo:text-indent="1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7cm" fo:margin-right="0cm" fo:margin-top="0cm" fo:margin-bottom="0cm" loext:contextual-spacing="false" fo:line-height="150%" fo:text-align="center" style:justify-single-word="false" fo:text-indent="1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7cm" fo:margin-right="0cm" fo:margin-top="0cm" fo:margin-bottom="0cm" loext:contextual-spacing="false" fo:line-height="150%" fo:text-align="end" style:justify-single-word="false" fo:text-indent="1cm" style:auto-text-indent="false"/>
      <style:text-properties style:font-name="Times New Roman1" fo:font-size="14pt" fo:font-style="normal" fo:font-weight="normal" officeooo:rsid="002a3d01" officeooo:paragraph-rsid="0030bc69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6cm" fo:margin-right="0cm" fo:text-indent="0cm" style:auto-text-indent="false"/>
      <style:text-properties style:font-name="Times New Roman" fo:font-size="14pt" officeooo:paragraph-rsid="0034e24a" style:font-size-asian="14pt" style:font-name-complex="Times New Roman" style:font-size-complex="14pt"/>
    </style:style>
    <style:style style:name="P32" style:family="paragraph" style:parent-style-name="Standard">
      <style:paragraph-properties fo:margin-left="0.46cm" fo:margin-right="0cm" fo:text-indent="0cm" style:auto-text-indent="false"/>
      <style:text-properties officeooo:paragraph-rsid="0034e24a"/>
    </style:style>
    <style:style style:name="P33" style:family="paragraph" style:parent-style-name="Standard" style:master-page-name="">
      <style:paragraph-properties fo:margin-left="0cm" fo:margin-right="0cm" fo:line-height="150%" fo:text-indent="0.3cm" style:auto-text-indent="false" style:page-number="auto"/>
      <style:text-properties style:font-name="Times New Roman2" fo:font-size="14pt" officeooo:paragraph-rsid="0034e24a" style:font-size-asian="12.25pt" style:font-size-complex="14pt"/>
    </style:style>
    <style:style style:name="P34" style:family="paragraph" style:parent-style-name="Standard">
      <style:paragraph-properties fo:margin-left="0cm" fo:margin-right="0cm" fo:text-indent="0.3cm" style:auto-text-indent="false"/>
      <style:text-properties officeooo:paragraph-rsid="0034e24a"/>
    </style:style>
    <style:style style:name="P35" style:family="paragraph" style:parent-style-name="Standard" style:master-page-name="">
      <style:paragraph-properties fo:margin-left="0.7cm" fo:margin-right="0cm" fo:line-height="150%" fo:text-align="justify" style:justify-single-word="false" fo:text-indent="1.101cm" style:auto-text-indent="false" style:page-number="auto"/>
      <style:text-properties style:font-name="Times New Roman2" fo:font-size="14pt" officeooo:rsid="0036855c" officeooo:paragraph-rsid="0036855c" style:font-size-asian="12.25pt" style:font-size-complex="14pt"/>
    </style:style>
    <style:style style:name="P36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2" fo:font-size="14pt" officeooo:rsid="0036855c" officeooo:paragraph-rsid="0036855c" style:font-size-asian="12.25pt" style:font-size-complex="14pt"/>
    </style:style>
    <style:style style:name="P37" style:family="paragraph" style:parent-style-name="Standard">
      <style:paragraph-properties fo:margin-left="0.7cm" fo:margin-right="0cm" fo:line-height="150%" fo:text-align="center" style:justify-single-word="false" fo:text-indent="1.101cm" style:auto-text-indent="false"/>
      <style:text-properties style:font-name="Times New Roman2" fo:font-size="14pt" officeooo:rsid="0036855c" officeooo:paragraph-rsid="0036855c" style:font-size-asian="12.25pt" style:font-size-complex="14pt"/>
    </style:style>
    <style:style style:name="P38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2" fo:font-size="14pt" fo:font-weight="bold" officeooo:rsid="0036855c" officeooo:paragraph-rsid="0036855c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.7cm" fo:margin-right="0cm" fo:line-height="150%" fo:text-align="justify" style:justify-single-word="false" fo:text-indent="1.101cm" style:auto-text-indent="false"/>
      <style:text-properties style:font-name="Times New Roman2" fo:font-size="14pt" fo:font-weight="normal" officeooo:rsid="0036855c" officeooo:paragraph-rsid="0036855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.7cm" fo:margin-right="0cm" fo:line-height="150%" fo:text-align="center" style:justify-single-word="false" fo:text-indent="1.101cm" style:auto-text-indent="false"/>
      <style:text-properties style:font-name="Times New Roman2" fo:font-size="14pt" fo:font-weight="normal" officeooo:rsid="0036855c" officeooo:paragraph-rsid="0036855c" style:font-size-asian="12.25pt" style:font-weight-asian="normal" style:font-size-complex="14pt" style:font-weight-complex="normal"/>
    </style:style>
    <style:style style:name="P41" style:family="paragraph" style:parent-style-name="Standard" style:master-page-name="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2" fo:font-size="14pt" officeooo:rsid="0036855c" officeooo:paragraph-rsid="003710c0" style:font-size-asian="12.25pt" style:font-size-complex="14pt"/>
    </style:style>
    <style:style style:name="P42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43" style:family="paragraph" style:parent-style-name="Standard">
      <style:paragraph-properties fo:margin-left="1.7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44" style:family="paragraph" style:parent-style-name="Standard">
      <style:paragraph-properties fo:margin-left="1.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2" fo:font-size="14pt" officeooo:rsid="0038d7bd" officeooo:paragraph-rsid="0038d7bd" style:font-size-asian="12.25pt" style:font-size-complex="14pt"/>
    </style:style>
    <style:style style:name="P45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2" fo:font-size="14pt" officeooo:rsid="0038d7bd" officeooo:paragraph-rsid="0038d7bd" style:font-size-asian="12.25pt" style:font-size-complex="14pt"/>
    </style:style>
    <style:style style:name="P46" style:family="paragraph" style:parent-style-name="Standard" style:master-page-name="">
      <style:paragraph-properties fo:margin-left="0.9cm" fo:margin-right="0cm" fo:margin-top="0cm" fo:margin-bottom="0cm" loext:contextual-spacing="false" fo:line-height="150%" fo:text-align="justify" style:justify-single-word="false" fo:text-indent="0.9cm" style:auto-text-indent="false" style:page-number="auto"/>
      <style:text-properties style:font-name="Times New Roman2" fo:font-size="14pt" officeooo:rsid="0036855c" officeooo:paragraph-rsid="003710c0" style:font-size-asian="12.25pt" style:font-size-complex="14pt"/>
    </style:style>
    <style:style style:name="P47" style:family="paragraph" style:parent-style-name="Standard">
      <style:paragraph-properties fo:margin-left="0.9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48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 style:page-number="auto"/>
      <style:text-properties style:font-name="Times New Roman2" fo:font-size="14pt" officeooo:rsid="0036855c" officeooo:paragraph-rsid="003710c0" style:font-size-asian="12.25pt" style:font-size-complex="14pt"/>
    </style:style>
    <style:style style:name="P49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50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51" style:family="paragraph" style:parent-style-name="Standard">
      <style:paragraph-properties fo:margin-left="0.801cm" fo:margin-right="0cm" fo:margin-top="0cm" fo:margin-bottom="0cm" loext:contextual-spacing="false" fo:line-height="150%" fo:text-align="end" style:justify-single-word="false" fo:text-indent="0.9cm" style:auto-text-indent="false"/>
      <style:text-properties style:font-name="Times New Roman2" fo:font-size="14pt" officeooo:rsid="0036855c" officeooo:paragraph-rsid="003710c0" style:font-size-asian="12.25pt" style:font-size-complex="14pt"/>
    </style:style>
    <style:style style:name="P52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0.9cm" style:auto-text-indent="false"/>
      <style:text-properties style:font-name="Times New Roman2" fo:font-size="14pt" officeooo:rsid="003d9bd7" officeooo:paragraph-rsid="003d9bd7" style:font-size-asian="12.25pt" style:font-size-complex="14pt"/>
    </style:style>
    <style:style style:name="P53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0.9cm" style:auto-text-indent="false"/>
      <style:text-properties style:font-name="Times New Roman2" fo:font-size="14pt" officeooo:rsid="003d9bd7" officeooo:paragraph-rsid="003d9bd7" style:font-size-asian="12.25pt" style:font-size-complex="14pt"/>
    </style:style>
    <style:style style:name="P54" style:family="paragraph" style:parent-style-name="Standard">
      <style:paragraph-properties fo:margin-left="0.801cm" fo:margin-right="0cm" fo:margin-top="0cm" fo:margin-bottom="0cm" loext:contextual-spacing="false" fo:line-height="150%" fo:text-align="end" style:justify-single-word="false" fo:text-indent="0.9cm" style:auto-text-indent="false"/>
      <style:text-properties style:font-name="Times New Roman2" fo:font-size="14pt" officeooo:rsid="003d9bd7" officeooo:paragraph-rsid="003d9bd7" style:font-size-asian="12.25pt" style:font-size-complex="14pt"/>
    </style:style>
    <style:style style:name="P55" style:family="paragraph" style:parent-style-name="Standard">
      <style:paragraph-properties fo:margin-left="0.3cm" fo:margin-right="0cm" fo:text-align="center" style:justify-single-word="false" fo:text-indent="0cm" style:auto-text-indent="false" text:number-lines="false" text:line-number="0"/>
      <style:text-properties style:font-name="Times New Roman" fo:font-size="14pt" officeooo:paragraph-rsid="003ca017" style:font-size-asian="14pt" style:font-name-complex="Times New Roman" style:font-size-complex="14pt"/>
    </style:style>
    <style:style style:name="P56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0.101cm" style:auto-text-indent="false" style:page-number="auto"/>
      <style:text-properties style:font-name="Times New Roman2" fo:font-size="14pt" officeooo:rsid="003d9bd7" officeooo:paragraph-rsid="003d9bd7" style:font-size-asian="12.25pt" style:font-size-complex="14pt"/>
    </style:style>
    <style:style style:name="P57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58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59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0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1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2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3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4" style:family="paragraph" style:parent-style-name="Standard" style:master-page-name="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officeooo:paragraph-rsid="00428102"/>
    </style:style>
    <style:style style:name="P65" style:family="paragraph" style:parent-style-name="Standard">
      <style:paragraph-properties fo:margin-left="1.7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66" style:family="paragraph" style:parent-style-name="Standard" style:master-page-name="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 style:page-number="auto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.801cm" fo:margin-right="0cm" fo:margin-top="0cm" fo:margin-bottom="0.494cm" loext:contextual-spacing="false" fo:line-height="150%" fo:text-align="justify" style:justify-single-word="false" fo:text-indent="1.101cm" style:auto-text-indent="false"/>
      <style:text-properties style:font-name="Times New Roman2" fo:font-size="14pt" fo:font-weight="bold" officeooo:rsid="0036855c" officeooo:paragraph-rsid="00428102" style:font-size-asian="12.25pt" style:font-weight-asian="bold" style:font-size-complex="14pt" style:font-weight-complex="bold"/>
    </style:style>
    <style:style style:name="P69" style:family="paragraph" style:parent-style-name="Standard" style:master-page-name="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 style:page-number="auto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.801cm" fo:margin-right="0cm" fo:margin-top="0cm" fo:margin-bottom="0cm" loext:contextual-spacing="false" fo:line-height="150%" fo:text-align="justify" style:justify-single-word="false" fo:text-indent="1.101cm" style:auto-text-indent="false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left="0.801cm" fo:margin-right="0cm" fo:margin-top="0cm" fo:margin-bottom="0cm" loext:contextual-spacing="false" fo:line-height="150%" fo:text-align="center" style:justify-single-word="false" fo:text-indent="1.101cm" style:auto-text-indent="false"/>
      <style:text-properties style:font-name="Times New Roman2" fo:font-size="14pt" fo:font-weight="normal" officeooo:rsid="0036855c" officeooo:paragraph-rsid="00428102" style:font-size-asian="12.25pt" style:font-weight-asian="normal" style:font-size-complex="14pt" style:font-weight-complex="normal"/>
    </style:style>
    <style:style style:name="P72" style:family="paragraph" style:parent-style-name="Footer">
      <style:paragraph-properties fo:text-align="center" style:justify-single-word="false">
        <style:tab-stops/>
      </style:paragraph-properties>
      <style:text-properties officeooo:paragraph-rsid="0034e24a"/>
    </style:style>
    <style:style style:name="P73" style:family="paragraph" style:parent-style-name="Footer">
      <style:paragraph-properties>
        <style:tab-stops/>
      </style:paragraph-properties>
      <style:text-properties officeooo:paragraph-rsid="0034e24a"/>
    </style:style>
    <style:style style:name="P74" style:family="paragraph" style:parent-style-name="Footer">
      <style:paragraph-properties fo:text-align="justify" style:justify-single-word="false">
        <style:tab-stops/>
      </style:paragraph-properties>
      <style:text-properties style:font-name="Times New Roman" fo:font-size="14pt" officeooo:paragraph-rsid="0034e24a" style:font-size-asian="14pt" style:font-name-complex="Times New Roman" style:font-size-complex="14pt"/>
    </style:style>
    <style:style style:name="P75" style:family="paragraph">
      <style:paragraph-properties style:writing-mode="lr-tb"/>
    </style:style>
    <style:style style:name="P76" style:family="paragraph">
      <style:paragraph-properties fo:text-align="center" style:writing-mode="lr-tb"/>
      <style:text-properties fo:font-size="24pt"/>
    </style:style>
    <style:style style:name="P77" style:family="paragraph">
      <style:paragraph-properties fo:text-align="center"/>
    </style:style>
    <style:style style:name="P78" style:family="paragraph">
      <style:paragraph-properties fo:text-align="center" style:writing-mode="lr-tb"/>
    </style:style>
    <style:style style:name="P79" style:family="paragraph">
      <style:paragraph-properties fo:text-align="center">
        <style:tab-stops/>
      </style:paragraph-properties>
    </style:style>
    <style:style style:name="P8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 style:font-style-complex="italic"/>
    </style:style>
    <style:style style:name="T5" style:family="text">
      <style:text-properties style:font-name="Times New Roman" fo:font-size="14pt" officeooo:rsid="003344c1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7" style:family="text">
      <style:text-properties style:font-name="Times New Roman" fo:font-style="italic" style:font-size-asian="14pt" style:font-style-asian="italic" style:font-name-complex="Times New Roman"/>
    </style:style>
    <style:style style:name="T8" style:family="text">
      <style:text-properties style:font-name="Times New Roman" style:font-size-asian="14pt" style:font-name-complex="Times New Roman"/>
    </style:style>
    <style:style style:name="T9" style:family="text">
      <style:text-properties style:font-name="Times New Roman" officeooo:rsid="0030bc69" style:font-size-asian="14pt" style:font-name-complex="Times New Roman"/>
    </style:style>
    <style:style style:name="T10" style:family="text">
      <style:text-properties style:font-name="Times New Roman" officeooo:rsid="0030bc69" style:font-size-asian="14pt" style:font-name-complex="Times New Roman" style:font-style-complex="italic"/>
    </style:style>
    <style:style style:name="T11" style:family="text">
      <style:text-properties style:font-name="Times New Roman" officeooo:rsid="003344c1" style:font-size-asian="14pt" style:font-name-complex="Times New Roman"/>
    </style:style>
    <style:style style:name="T12" style:family="text">
      <style:text-properties style:font-name="Times New Roman" officeooo:rsid="003710c0" style:font-size-asian="14pt" style:font-name-complex="Times New Roman"/>
    </style:style>
    <style:style style:name="T13" style:family="text">
      <style:text-properties style:font-name="Times New Roman" officeooo:rsid="0038f317" style:font-size-asian="14pt" style:font-name-complex="Times New Roman"/>
    </style:style>
    <style:style style:name="T14" style:family="text">
      <style:text-properties style:font-name="Times New Roman" officeooo:rsid="003a32d3" style:font-size-asian="14pt" style:font-name-complex="Times New Roman"/>
    </style:style>
    <style:style style:name="T15" style:family="text">
      <style:text-properties style:font-name="Times New Roman" officeooo:rsid="003ac962" style:font-size-asian="14pt" style:font-name-complex="Times New Roman"/>
    </style:style>
    <style:style style:name="T16" style:family="text">
      <style:text-properties style:font-name="Times New Roman" officeooo:rsid="00417fea" style:font-size-asian="14pt" style:font-name-complex="Times New Roman"/>
    </style:style>
    <style:style style:name="T17" style:family="text">
      <style:text-properties style:font-name="Times New Roman" fo:language="en" fo:country="US" fo:font-style="italic" style:font-size-asian="14pt" style:font-style-asian="italic" style:font-name-complex="Times New Roman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Times New Roman" fo:font-size="14pt" fo:font-style="italic" style:font-size-asian="14pt" style:font-style-asian="italic" style:font-name-complex="Times New Roman" style:font-size-complex="14pt"/>
    </style:style>
    <style:style style:name="T20" style:family="text">
      <style:text-properties style:text-position="sub 58%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1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2" style:family="text">
      <style:text-properties style:text-position="sub 58%" style:font-name="Times New Roman" fo:font-style="italic" style:font-size-asian="14pt" style:font-style-asian="italic" style:font-name-complex="Times New Roman"/>
    </style:style>
    <style:style style:name="T23" style:family="text">
      <style:text-properties style:text-position="sub 58%" style:font-name="Times New Roman" fo:font-style="italic" style:font-size-asian="14pt" style:font-style-asian="italic" style:font-name-complex="Times New Roman" style:font-style-complex="italic"/>
    </style:style>
    <style:style style:name="T24" style:family="text">
      <style:text-properties style:text-position="sub 58%" style:font-name="Times New Roman" style:font-size-asian="14pt" style:font-name-complex="Times New Roman"/>
    </style:style>
    <style:style style:name="T25" style:family="text">
      <style:text-properties style:text-position="sub 58%" officeooo:rsid="00435c92"/>
    </style:style>
    <style:style style:name="T26" style:family="text">
      <style:text-properties style:text-position="sub 58%" fo:font-style="italic" officeooo:rsid="0048650e" style:font-style-asian="italic" style:font-style-complex="italic"/>
    </style:style>
    <style:style style:name="T27" style:family="text">
      <style:text-properties fo:color="#ff0000" style:font-name="Times New Roman" fo:font-size="14pt" style:font-size-asian="14pt" style:font-name-complex="Times New Roman" style:font-size-complex="14pt"/>
    </style:style>
    <style:style style:name="T28" style:family="text">
      <style:text-properties style:text-position="0% 100%"/>
    </style:style>
    <style:style style:name="T29" style:family="text">
      <style:text-properties style:text-position="0% 100%" style:font-name="Times New Roman" style:font-size-asian="14pt" style:font-name-complex="Times New Roman"/>
    </style:style>
    <style:style style:name="T30" style:family="text">
      <style:text-properties style:text-position="0% 100%" style:font-name="Times New Roman" officeooo:rsid="0038f317" style:font-size-asian="14pt" style:font-name-complex="Times New Roman"/>
    </style:style>
    <style:style style:name="T31" style:family="text">
      <style:text-properties style:text-position="0% 100%" style:font-name="Times New Roman" officeooo:rsid="00435c92" style:font-size-asian="14pt" style:font-name-complex="Times New Roman"/>
    </style:style>
    <style:style style:name="T32" style:family="text">
      <style:text-properties style:text-position="0% 100%" style:font-name="Times New Roman" fo:font-style="italic" style:font-size-asian="14pt" style:font-style-asian="italic" style:font-name-complex="Times New Roman" style:font-style-complex="italic"/>
    </style:style>
    <style:style style:name="T33" style:family="text">
      <style:text-properties style:text-position="0% 100%" officeooo:rsid="00435c92"/>
    </style:style>
    <style:style style:name="T34" style:family="text">
      <style:text-properties style:text-position="0% 100%" officeooo:rsid="004535f9"/>
    </style:style>
    <style:style style:name="T35" style:family="text">
      <style:text-properties style:text-position="0% 100%" officeooo:rsid="0048650e"/>
    </style:style>
    <style:style style:name="T36" style:family="text">
      <style:text-properties style:text-position="0% 100%" fo:font-style="italic" officeooo:rsid="0048650e" style:font-style-asian="italic" style:font-style-complex="italic"/>
    </style:style>
    <style:style style:name="T37" style:family="text">
      <style:text-properties style:text-position="0% 100%" fo:font-style="normal" officeooo:rsid="0048650e" style:font-style-asian="normal" style:font-style-complex="normal"/>
    </style:style>
    <style:style style:name="T38" style:family="text">
      <style:text-properties style:text-position="0% 100%" fo:font-style="normal" officeooo:rsid="00496336" style:font-style-asian="normal" style:font-style-complex="normal"/>
    </style:style>
    <style:style style:name="T39" style:family="text">
      <style:text-properties officeooo:rsid="003d9bd7"/>
    </style:style>
    <style:style style:name="T40" style:family="text">
      <style:text-properties officeooo:rsid="004a7d43"/>
    </style:style>
    <style:style style:name="T4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draw:g text:anchor-type="page" text:anchor-page-number="5" draw:z-index="23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draw:g text:anchor-type="page" text:anchor-page-number="7" draw:z-index="25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draw:g text:anchor-type="page" text:anchor-page-number="8" draw:z-index="27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</draw:g>
      <draw:g text:anchor-type="page" text:anchor-page-number="9" draw:z-index="30" draw:style-name="gr1">
        <draw:custom-shape draw:style-name="gr2" draw:text-style-name="P75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76" svg:x1="3cm" svg:y1="27.63cm" svg:x2="3.002cm" svg:y2="29.101cm">
          <text:p/>
        </draw:line>
        <draw:line draw:style-name="gr3" draw:text-style-name="P76" svg:x1="2.009cm" svg:y1="27.619cm" svg:x2="20.281cm" svg:y2="27.619cm">
          <text:p/>
        </draw:line>
        <draw:line draw:style-name="gr3" draw:text-style-name="P76" svg:x1="3.997cm" svg:y1="27.63cm" svg:x2="3.999cm" svg:y2="29.101cm">
          <text:p/>
        </draw:line>
        <draw:line draw:style-name="gr3" draw:text-style-name="P76" svg:x1="6.5cm" svg:y1="27.63cm" svg:x2="6.502cm" svg:y2="29.101cm">
          <text:p/>
        </draw:line>
        <draw:line draw:style-name="gr3" draw:text-style-name="P76" svg:x1="7.999cm" svg:y1="27.644cm" svg:x2="8.001cm" svg:y2="29.101cm">
          <text:p/>
        </draw:line>
        <draw:line draw:style-name="gr3" draw:text-style-name="P76" svg:x1="9.001cm" svg:y1="27.63cm" svg:x2="9.003cm" svg:y2="29.087cm">
          <text:p/>
        </draw:line>
        <draw:line draw:style-name="gr3" draw:text-style-name="P76" svg:x1="19.3cm" svg:y1="27.63cm" svg:x2="19.304cm" svg:y2="29.101cm">
          <text:p/>
        </draw:line>
        <draw:line draw:style-name="gr4" draw:text-style-name="P76" svg:x1="2.009cm" svg:y1="28.115cm" svg:x2="8.982cm" svg:y2="28.117cm">
          <text:p/>
        </draw:line>
        <draw:line draw:style-name="gr3" draw:text-style-name="P76" svg:x1="2.009cm" svg:y1="28.616cm" svg:x2="8.982cm" svg:y2="28.616cm">
          <text:p/>
        </draw:line>
        <draw:line draw:style-name="gr4" draw:text-style-name="P76" svg:x1="19.313cm" svg:y1="28.122cm" svg:x2="20.292cm" svg:y2="28.122cm">
          <text:p/>
        </draw:line>
        <draw:frame draw:style-name="gr5" draw:text-style-name="P78" svg:width="0.914cm" svg:height="0.436cm" svg:x="2.049cm" svg:y="28.635cm">
          <draw:text-box>
            <text:p text:style-name="P77"><text:span text:style-name="T41">Изм.</text:span></text:p>
          </draw:text-box>
        </draw:frame>
        <draw:frame draw:style-name="gr5" draw:text-style-name="P78" svg:width="0.916cm" svg:height="0.436cm" svg:x="3.039cm" svg:y="28.635cm">
          <draw:text-box>
            <text:p text:style-name="P77"><text:span text:style-name="T41">Лист</text:span></text:p>
          </draw:text-box>
        </draw:frame>
        <draw:frame draw:style-name="gr5" draw:text-style-name="P78" svg:width="2.354cm" svg:height="0.436cm" svg:x="4.074cm" svg:y="28.635cm">
          <draw:text-box>
            <text:p text:style-name="P77"><text:span text:style-name="T41">№ </text:span><text:span text:style-name="T41">докум.</text:span></text:p>
          </draw:text-box>
        </draw:frame>
        <draw:frame draw:style-name="gr5" draw:text-style-name="P80" svg:width="1.403cm" svg:height="0.436cm" svg:x="6.558cm" svg:y="28.635cm">
          <draw:text-box>
            <text:p text:style-name="P79"><text:span text:style-name="T42">Подпись</text:span></text:p>
          </draw:text-box>
        </draw:frame>
        <draw:frame draw:style-name="gr5" draw:text-style-name="P78" svg:width="0.914cm" svg:height="0.436cm" svg:x="8.043cm" svg:y="28.635cm">
          <draw:text-box>
            <text:p text:style-name="P77"><text:span text:style-name="T41">Дата</text:span></text:p>
          </draw:text-box>
        </draw:frame>
        <draw:frame draw:style-name="gr5" draw:text-style-name="P78" svg:width="0.916cm" svg:height="0.436cm" svg:x="19.339cm" svg:y="27.668cm">
          <draw:text-box>
            <text:p text:style-name="P77"><text:span text:style-name="T41">Лист</text:span></text:p>
          </draw:text-box>
        </draw:frame>
        <draw:frame draw:style-name="gr5" draw:text-style-name="P78" svg:width="0.916cm" svg:height="0.599cm" svg:x="19.339cm" svg:y="28.316cm">
          <draw:text-box>
            <text:p text:style-name="P77"><text:span text:style-name="T43">2</text:span></text:p>
          </draw:text-box>
        </draw:frame>
        <draw:frame draw:style-name="gr5" draw:text-style-name="P78" svg:width="10.134cm" svg:height="0.675cm" svg:x="9.086cm" svg:y="28.016cm">
          <draw:text-box>
            <text:p text:style-name="P77"><text:span text:style-name="T44">КР-НРТК- (2АС-02)</text:span></text:p>
          </draw:text-box>
        </draw:frame>
      </draw:g>
      <text:p text:style-name="P8">Расчет затрат на разработку программного продукта. </text:p>
      <text:p text:style-name="P6">Затраты на разработку программного продукта рассчитываются по следующей формуле:</text:p>
      <text:p text:style-name="P7"><draw:frame draw:style-name="fr1" draw:name="Object251" text:anchor-type="as-char" svg:width="7.835cm" svg:height="0.56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3">где</text:span><text:span text:style-name="T1"> З</text:span><text:span text:style-name="T19">ФОТР</text:span><text:span text:style-name="T3"> – общий фонд оплаты труда разработчиков ПП;</text:span></text:p>
      <text:p text:style-name="P18"><text:span text:style-name="T1">З</text:span><text:span text:style-name="T19">ОВФ</text:span><text:span text:style-name="T3"> – начисления на заработную плату разработчиков ПП во внебюджетные фонды;</text:span></text:p>
      <text:p text:style-name="P19"><text:span text:style-name="T1">З</text:span><text:span text:style-name="T19">ЭВМ</text:span><text:span text:style-name="T1"> </text:span><text:span text:style-name="T3">– затраты, связанные с эксплуатацией техники;</text:span></text:p>
      <text:p text:style-name="P19"><text:span text:style-name="T1">З</text:span><text:span text:style-name="T19">СПП</text:span><text:span text:style-name="T3"> – затраты на специальные программные продукты, необходимые для разработки ПП;</text:span></text:p>
      <text:p text:style-name="P19"><text:span text:style-name="T1">З</text:span><text:span text:style-name="T19">ХОН</text:span><text:span text:style-name="T3"> – затраты на хозяйственно-операционные нужды (бумага, литература, носители информации и т.п.);</text:span></text:p>
      <text:p text:style-name="P20"><text:span text:style-name="T7">Р</text:span><text:span text:style-name="T22">Н</text:span><text:span text:style-name="T8"> – накладные расходы (</text:span><text:span text:style-name="T7">Р</text:span><text:span text:style-name="T22">Н</text:span><text:span text:style-name="T8"> = 30% от </text:span><text:span text:style-name="T7">З</text:span><text:span text:style-name="T22">ФОТР</text:span><text:span text:style-name="T8">);</text:span></text:p>
      <text:p text:style-name="P15"><text:span text:style-name="T8">При разработке программного продукта общее время разработки составило </text:span><text:span text:style-name="T9">4 месяца. Из них машинное время составляет 3 месяца.</text:span></text:p>
      <text:p text:style-name="P16"><text:span text:style-name="T9">Фонд оплаты труда за вермя работы над програмнным продуктом </text:span></text:p>
      <text:p text:style-name="P17"><text:span text:style-name="T9"><draw:frame draw:style-name="fr1" draw:name="Object252" text:anchor-type="as-char" svg:width="6.599cm" svg:height="1.20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1"><text:span text:style-name="T3">где <text:s/></text:span><text:span text:style-name="T1">О</text:span><text:span text:style-name="T19">Р</text:span><text:span text:style-name="T21">j</text:span><text:span text:style-name="T3"> </text:span><text:span text:style-name="T4">– </text:span><text:span text:style-name="T3">оклад </text:span><text:span text:style-name="T6">j</text:span><text:span text:style-name="T3">-го разработчика. В разработке участвовал 1 человек, его оклад составляет </text:span><text:span text:style-name="T5">100</text:span><text:span text:style-name="T3">00 руб.;</text:span></text:p>
      <text:p text:style-name="P22"><text:span text:style-name="T1">Т</text:span><text:span text:style-name="T19">РПР</text:span><text:span text:style-name="T21">j</text:span><text:span text:style-name="T3"> – общее время работы над ПП в месяцах, </text:span><text:span text:style-name="T3"><draw:frame draw:style-name="fr2" draw:name="Object253" text:anchor-type="as-char" svg:y="-0.377cm" svg:width="1.686cm" svg:height="0.563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3">;</text:span></text:p>
      <text:p text:style-name="P23"><text:span text:style-name="T3"><draw:frame draw:style-name="fr1" draw:name="Object254" text:anchor-type="as-char" svg:width="0.711cm" svg:height="0.563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 </text:span><text:span text:style-name="T4">–</text:span><text:span text:style-name="T3"> коэффициент дополнительной зарплаты, </text:span><text:span text:style-name="T3"><draw:frame draw:style-name="fr1" draw:name="Object255" text:anchor-type="as-char" svg:width="1.595cm" svg:height="0.56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;</text:span></text:p>
      <text:p text:style-name="P24"><text:span text:style-name="T9"><draw:frame draw:style-name="fr1" draw:name="Object256" text:anchor-type="as-char" svg:width="0.7cm" svg:height="0.563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 </text:span><text:span text:style-name="T10">–</text:span><text:span text:style-name="T9"> районный коэффициент, </text:span><text:span text:style-name="T9"><draw:frame draw:style-name="fr1" draw:name="Object257" text:anchor-type="as-char" svg:width="1.843cm" svg:height="0.563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.</text:span></text:p>
      <text:p text:style-name="P15"><text:span text:style-name="T9">Таким образом:</text:span></text:p>
      <text:p text:style-name="P17"><text:span text:style-name="T9"><draw:frame draw:style-name="fr3" draw:name="Object1" text:anchor-type="as-char" svg:y="-0.386cm" svg:width="7.488cm" svg:height="0.542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9">руб</text:span></text:p>
      <text:p text:style-name="P16"><text:span text:style-name="T9">Так как годовой фонд заработной платы разработчика не превышает </text:span><text:span text:style-name="T11">280 тыс. руб., то используются максимальные ЕСН. Значения всех используемых ставок приведены в таблице 2.1</text:span></text:p>
      <text:p text:style-name="P16"/>
      <text:p text:style-name="P16"/>
      <text:p text:style-name="P30"><text:soft-page-break/><text:span text:style-name="T11">Таблица 2.1</text:span></text:p>
      <text:p text:style-name="P17"><text:span text:style-name="T11">Значения ставок ЕСН и СНС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9">Вид отчислений</text:p>
          </table:table-cell>
          <table:covered-table-cell/>
          <table:table-cell table:style-name="Table1.C1" office:value-type="string">
            <text:p text:style-name="P72"><text:span text:style-name="T3">Размер ставок, %</text:span>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Единый социальный налог (ЕСН), в том числе</text:p>
          </table:table-cell>
          <table:table-cell table:style-name="Table1.C1" office:value-type="string">
            <text:p text:style-name="P11">26</text:p>
          </table:table-cell>
        </table:table-row>
        <table:table-row table:style-name="Table1.3">
          <table:table-cell table:style-name="Table1.A1" office:value-type="string">
            <text:p text:style-name="P11">1.1</text:p>
          </table:table-cell>
          <table:table-cell table:style-name="Table1.A1" office:value-type="string">
            <text:p text:style-name="P31">пенсионный фонд</text:p>
          </table:table-cell>
          <table:table-cell table:style-name="Table1.C1" office:value-type="string">
            <text:p text:style-name="P9">20</text:p>
          </table:table-cell>
        </table:table-row>
        <table:table-row table:style-name="Table1.4">
          <table:table-cell table:style-name="Table1.A1" office:value-type="string">
            <text:p text:style-name="P11">1.2</text:p>
          </table:table-cell>
          <table:table-cell table:style-name="Table1.A1" office:value-type="string">
            <text:p text:style-name="P31">фонд социального страхования</text:p>
          </table:table-cell>
          <table:table-cell table:style-name="Table1.C1" office:value-type="string">
            <text:p text:style-name="P9">2,9</text:p>
          </table:table-cell>
        </table:table-row>
        <table:table-row table:style-name="Table1.5">
          <table:table-cell table:style-name="Table1.A1" office:value-type="string">
            <text:p text:style-name="P11">1.3</text:p>
          </table:table-cell>
          <table:table-cell table:style-name="Table1.A1" office:value-type="string">
            <text:p text:style-name="P31">федеральный фонд обязательного медицинского страхования</text:p>
          </table:table-cell>
          <table:table-cell table:style-name="Table1.C1" office:value-type="string">
            <text:p text:style-name="P9">1,1</text:p>
          </table:table-cell>
        </table:table-row>
        <table:table-row table:style-name="Table1.6">
          <table:table-cell table:style-name="Table1.A1" office:value-type="string">
            <text:p text:style-name="P11">1.4</text:p>
          </table:table-cell>
          <table:table-cell table:style-name="Table1.A1" office:value-type="string">
            <text:p text:style-name="P32"><text:span text:style-name="T3">территориальный (региональный) фонд медицинского страхования</text:span></text:p>
          </table:table-cell>
          <table:table-cell table:style-name="Table1.C1" office:value-type="string">
            <text:p text:style-name="P9">2</text:p>
          </table:table-cell>
        </table:table-row>
        <table:table-row table:style-name="Table1.7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73"><text:span text:style-name="T3">Страховой тариф на обязательное социальное страхование от несчастных случаев на производстве и профзаболеваний (для 2 класса профессионального риска)</text:span></text:p>
          </table:table-cell>
          <table:table-cell table:style-name="Table1.C1" office:value-type="string">
            <text:p text:style-name="P74">0,2</text:p>
          </table:table-cell>
        </table:table-row>
        <table:table-row table:style-name="Table1.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Итого</text:p>
          </table:table-cell>
          <table:table-cell table:style-name="Table1.C1" office:value-type="string">
            <text:p text:style-name="P11">26,2</text:p>
          </table:table-cell>
        </table:table-row>
      </table:table>
      <text:p text:style-name="P33"/>
      <text:p text:style-name="P35">Сумма начислений на заработную плату во внебюджетные фонды составляет:</text:p>
      <text:p text:style-name="P37"><draw:frame draw:style-name="fr3" draw:name="Object2" text:anchor-type="as-char" svg:y="-0.377cm" svg:width="7.269cm" svg:height="0.531cm" draw:z-index="11"><draw:object xlink:href="./Object 9" xlink:type="simple" xlink:show="embed" xlink:actuate="onLoad"/><draw:image xlink:href="./ObjectReplacements/Object 9" xlink:type="simple" xlink:show="embed" xlink:actuate="onLoad"/></draw:frame>руб.</text:p>
      <text:p text:style-name="P36">Затраты связанные с использованием вычислительной и оргтехники:</text:p>
      <text:p text:style-name="P37"><draw:frame draw:style-name="fr3" draw:name="Object3" text:anchor-type="as-char" svg:y="-0.377cm" svg:width="4.364cm" svg:height="0.531cm" draw:z-index="12"><draw:object xlink:href="./Object 10" xlink:type="simple" xlink:show="embed" xlink:actuate="onLoad"/><draw:image xlink:href="./ObjectReplacements/Object 10" xlink:type="simple" xlink:show="embed" xlink:actuate="onLoad"/></draw:frame>,</text:p>
      <text:p text:style-name="P13"><text:span text:style-name="T3">где <text:s text:c="2"/></text:span><text:span text:style-name="T3"><draw:frame draw:style-name="fr1" draw:name="Object262" text:anchor-type="as-char" svg:width="0.667cm" svg:height="0.56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коэффициент готовности ЭВМ, </text:span><text:span text:style-name="T3"><draw:frame draw:style-name="fr1" draw:name="Object263" text:anchor-type="as-char" svg:width="1.819cm" svg:height="0.563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;</text:span></text:p>
      <text:p text:style-name="P26"><text:span text:style-name="T6">n</text:span><text:span text:style-name="T3"> – количество единиц техники, равно 1;</text:span></text:p>
      <text:p text:style-name="P25"><text:span text:style-name="T3"><draw:frame draw:style-name="fr1" draw:name="Object264" text:anchor-type="as-char" svg:width="1.286cm" svg:height="0.563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 – себестоимость машиночаса, </text:span><text:span text:style-name="T3"><draw:frame draw:style-name="fr1" draw:name="Object265" text:anchor-type="as-char" svg:width="1.861cm" svg:height="0.563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руб.;</text:span><text:span text:style-name="T27"> </text:span></text:p>
      <text:p text:style-name="P41"><text:span text:style-name="T8"><draw:frame draw:style-name="fr1" draw:name="Object266" text:anchor-type="as-char" svg:width="1.33cm" svg:height="0.563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 – машинное время работы над программным продуктом, равно </text:span><text:span text:style-name="T12">3</text:span><text:span text:style-name="T8"> мес.</text:span></text:p>
      <text:p text:style-name="P42"><text:span text:style-name="T8">Перевод рабочего времени в часы осуществляется по формуле </text:span></text:p>
      <text:p text:style-name="P43"><text:span text:style-name="T8"><draw:frame draw:style-name="fr3" draw:name="Object4" text:anchor-type="as-char" svg:y="-0.377cm" svg:width="4.41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5"><text:span text:style-name="T8">где, Т</text:span><text:span text:style-name="T24">час</text:span><text:span text:style-name="T29"> — рабочее время, ч;</text:span></text:p>
      <text:p text:style-name="P44"><text:span text:style-name="T29">Т</text:span><text:span text:style-name="T24">мес</text:span><text:span text:style-name="T29"> — рабочее время, мес., ( Т</text:span><text:span text:style-name="T24">мес</text:span><text:span text:style-name="T29"> = 3 );</text:span></text:p>
      <text:p text:style-name="P44"><text:span text:style-name="T29">Ч</text:span><text:span text:style-name="T24">РД —</text:span><text:span text:style-name="T29"> число рабочих дней, ( Ч</text:span><text:span text:style-name="T24">РД </text:span><text:span text:style-name="T29">= </text:span><text:span text:style-name="T31">22</text:span><text:span text:style-name="T29">);</text:span></text:p>
      <text:p text:style-name="P44"><text:span text:style-name="T29">Т</text:span><text:span text:style-name="T24">СМ —</text:span><text:span text:style-name="T29"> продолжительность рабочей смены, ( Т</text:span><text:span text:style-name="T24">см</text:span><text:span text:style-name="T29"> = 8 ч);</text:span></text:p>
      <text:p text:style-name="P44"><text:span text:style-name="T29">К</text:span><text:span text:style-name="T24">СМ</text:span><text:span text:style-name="T29"> — количество рабочих смен, ( К</text:span><text:span text:style-name="T24">СМ</text:span><text:span text:style-name="T29"> </text:span><text:span text:style-name="T30">= 1);</text:span></text:p>
      <text:p text:style-name="P42"/>
      <text:p text:style-name="P48"><text:soft-page-break/><text:span text:style-name="T8">Таким образом, время на разработку ПП с использованием ЭВМ составляет:</text:span></text:p>
      <text:p text:style-name="P50"><text:span text:style-name="T8"><draw:frame draw:style-name="fr3" draw:name="Object5" text:anchor-type="as-char" svg:y="-0.377cm" svg:width="3.903cm" svg:height="0.53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часов,</text:span></text:p>
      <text:p text:style-name="P50"><text:span text:style-name="T13"><draw:frame draw:style-name="fr3" draw:name="Object6" text:anchor-type="as-char" svg:y="-0.377cm" svg:width="4.801cm" svg:height="0.533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руб</text:span><text:span text:style-name="T14">.</text:span></text:p>
      <text:p text:style-name="P49"><text:span text:style-name="T14">Затраты на специальные программные продукты, необходимые для разработки ПП отсутствуют, т. к. используется свободное программное обеспеченье. Перечень программных продуктов специального назначения приведен в таблице 2.2 </text:span></text:p>
      <text:p text:style-name="P51"><text:span text:style-name="T14">Таблица </text:span><text:span text:style-name="T15">2.2</text:span></text:p>
      <text:p text:style-name="P50"><text:span text:style-name="T15">Программные продукты специального назначения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5">№п/п</text:p>
          </table:table-cell>
          <table:table-cell table:style-name="Table2.A1" office:value-type="string">
            <text:p text:style-name="P2">Название ПП</text:p>
          </table:table-cell>
          <table:table-cell table:style-name="Table2.C1" office:value-type="string">
            <text:p text:style-name="P1">Цена, руб.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etBeans IDE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4">Apache Tomcat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4">MySQL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Итого</text:p>
          </table:table-cell>
          <table:table-cell table:style-name="Table2.C2" office:value-type="string">
            <text:p text:style-name="P2">0</text:p>
          </table:table-cell>
        </table:table-row>
      </table:table>
      <text:p text:style-name="P50"/>
      <text:p text:style-name="P52"><text:span text:style-name="T8">Затраты на хозяйственно-организационные нужды приведены в таблице 2.3 и вычисляются по формуле </text:span></text:p>
      <text:p text:style-name="P53"><text:span text:style-name="T8"><draw:frame draw:style-name="fr1" draw:name="Object273" text:anchor-type="as-char" svg:width="3.166cm" svg:height="1.201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56"><text:span text:style-name="T8">где Ц</text:span><text:span text:style-name="T24">t</text:span><text:span text:style-name="T29"> — цена </text:span><text:span text:style-name="T32">t</text:span><text:span text:style-name="T29">-го <text:s/>товара, руб.;</text:span></text:p>
      <text:p text:style-name="P52"><text:span text:style-name="T29">К</text:span><text:span text:style-name="T24">t —</text:span><text:span text:style-name="T29"> количество <text:s/></text:span><text:span text:style-name="T32">t</text:span><text:span text:style-name="T29">-го товара.</text:span></text:p>
      <text:p text:style-name="P54"><text:span text:style-name="T29">Таблица 2.3</text:span></text:p>
      <text:p text:style-name="P53"><text:span text:style-name="T29">Затраты на хозяйственно-организационные нужды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3">Наименование</text:p>
          </table:table-cell>
          <table:table-cell table:style-name="Table3.A1" office:value-type="string">
            <text:p text:style-name="P1">Цена ща единицу</text:p>
            <text:p text:style-name="P3">(руб.)</text:p>
          </table:table-cell>
          <table:table-cell table:style-name="Table3.A1" office:value-type="string">
            <text:p text:style-name="P1">Кол-во <text:span text:style-name="T39">(шт.)</text:span></text:p>
          </table:table-cell>
          <table:table-cell table:style-name="Table3.D1" office:value-type="string">
            <text:p text:style-name="P1">Всего <text:span text:style-name="T39">(руб.)</text:span></text:p>
          </table:table-cell>
        </table:table-row>
        <table:table-row>
          <table:table-cell table:style-name="Table3.A2" office:value-type="string">
            <text:p text:style-name="P1">Бумага</text:p>
          </table:table-cell>
          <table:table-cell table:style-name="Table3.A2" office:value-type="string">
            <text:p text:style-name="P3">0,5</text:p>
          </table:table-cell>
          <table:table-cell table:style-name="Table3.A2" office:value-type="string">
            <text:p text:style-name="P3">100</text:p>
          </table:table-cell>
          <table:table-cell table:style-name="Table3.D2" office:value-type="string">
            <text:p text:style-name="P3">50</text:p>
          </table:table-cell>
        </table:table-row>
        <table:table-row>
          <table:table-cell table:style-name="Table3.A2" office:value-type="string">
            <text:p text:style-name="P1">Итого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3">50</text:p>
          </table:table-cell>
        </table:table-row>
      </table:table>
      <text:p text:style-name="P53"/>
      <text:p text:style-name="P52"><text:span text:style-name="T29">Накладные расходы:</text:span></text:p>
      <text:p text:style-name="P53"><text:span text:style-name="T29"><text:tab/></text:span><text:span text:style-name="T29"><draw:frame draw:style-name="fr3" draw:name="Object7" text:anchor-type="as-char" svg:y="-0.377cm" svg:width="6.569cm" svg:height="0.533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руб.</text:span></text:p>
      <text:p text:style-name="P46"><text:soft-page-break/><text:span text:style-name="T8">Таким образом затраты на разработку программного продукта рассчитываются по формуле:</text:span></text:p>
      <text:p text:style-name="P47"><text:span text:style-name="T8"><draw:frame draw:style-name="fr3" draw:name="Object8" text:anchor-type="as-char" svg:y="-0.377cm" svg:width="8.869cm" svg:height="0.531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руб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soft-page-break/>Расчет затрат на внедрение программного продукта.</text:p>
      <text:p text:style-name="P38"/>
      <text:p text:style-name="P39">Затраты на внедрение программного продукта рассчитываются по формуле:</text:p>
      <text:p text:style-name="P40"><draw:frame draw:style-name="fr1" draw:name="Object278" text:anchor-type="as-char" svg:width="11.312cm" svg:height="0.624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<text:span text:style-name="T3">где </text:span><text:span text:style-name="T2">З</text:span><text:span text:style-name="T20">М</text:span><text:span text:style-name="T3"> – затраты на приобретение материалов, руб.;</text:span></text:p>
      <text:p text:style-name="P57"><text:span text:style-name="T2">З</text:span><text:span text:style-name="T20">КТС</text:span><text:span text:style-name="T3"> – затраты на приобретение комплекса технических средств, руб.;</text:span></text:p>
      <text:p text:style-name="P57"><text:span text:style-name="T2">З</text:span><text:span text:style-name="T20">ПО</text:span><text:span text:style-name="T3"> – затраты на приобретение программного обеспечения (включают стоимость разработанного ПП, а также других существующих ПП, необходимых для функционирования системы), руб.;</text:span></text:p>
      <text:p text:style-name="P57"><text:span text:style-name="T2">З</text:span><text:span text:style-name="T20">ФОТВ</text:span><text:span text:style-name="T3"> – затраты на оплату труда работников, занятых внедрением проекта, руб.;</text:span></text:p>
      <text:p text:style-name="P57"><text:span text:style-name="T2">З</text:span><text:span text:style-name="T20">ОВФ</text:span><text:span text:style-name="T3"> – отчисления во внебюджетные фонды с заработной платы работников, занятых внедрением проекта, руб.;</text:span></text:p>
      <text:p text:style-name="P57"><text:span text:style-name="T2">З</text:span><text:span text:style-name="T20">ЭВМ</text:span><text:span text:style-name="T3"> – затраты, связанные с эксплуатацией ЭВМ при внедрении проектного решения, руб.;</text:span></text:p>
      <text:p text:style-name="P57"><text:span text:style-name="T2">Р</text:span><text:span text:style-name="T20">ком</text:span><text:span text:style-name="T3"> – командировочные расходы, руб.;</text:span></text:p>
      <text:p text:style-name="P57"><text:span text:style-name="T2">Р</text:span><text:span text:style-name="T20">Н</text:span><text:span text:style-name="T3"> – накладные расходы, руб.;</text:span></text:p>
      <text:p text:style-name="P58"><text:span text:style-name="T17">k</text:span><text:span text:style-name="T23">ТУН</text:span><text:span text:style-name="T8"> – коэффициент транспортирования, установки и наладки комплекса технических средств, определяется действующими нормативами организации, а также спецификой конкретного проекта.</text:span></text:p>
      <text:p text:style-name="P65"><text:span text:style-name="T8"/></text:p>
      <text:p text:style-name="P69">Так как для внедрения программного продукта расходных материалов не требуется, то З<text:span text:style-name="T18">М</text:span><text:span text:style-name="T28"> </text:span><text:span text:style-name="T33">= 0. Дополнительного приобретения компьютеров или других КТС также не требуется, следовательно, З</text:span><text:span text:style-name="T25">КТС</text:span><text:span text:style-name="T33"> = 0.</text:span></text:p>
      <text:p text:style-name="P70"><text:span text:style-name="T33">Затраты на приобретение программного обеспечения в данном случае равны затратам на разработку и составляют З</text:span><text:span text:style-name="T25">ПО</text:span><text:span text:style-name="T33"> = </text:span><text:span text:style-name="T34">83094</text:span><text:span text:style-name="T33"> руб.</text:span></text:p>
      <text:p text:style-name="P70"><text:span text:style-name="T33">Внедрением занят один системный инженер с окладом 7000 руб. Время внедрения 0,1 месяца. По формуле рассчитываем затраты на оплату труба и отчисления во внебюджетные фонды.</text:span></text:p>
      <text:p text:style-name="P70"><text:soft-page-break/><text:span text:style-name="T33">З</text:span><text:span text:style-name="T25">ФОТВ</text:span><text:span text:style-name="T33"> = 700 руб.</text:span></text:p>
      <text:p text:style-name="P70"><text:span text:style-name="T33">З</text:span><text:span text:style-name="T25">ОБФ</text:span><text:span text:style-name="T33"> = 182 руб.</text:span></text:p>
      <text:p text:style-name="P70"><text:span text:style-name="T33">Затраты, связанные с эксплуатацией ЭВМ при внедрении проектного решения составят:</text:span></text:p>
      <text:p text:style-name="P71"><text:span text:style-name="T33"><draw:frame draw:style-name="fr3" draw:name="Object9" text:anchor-type="as-char" svg:y="-0.377cm" svg:width="4.694cm" svg:height="0.531cm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руб.</text:span></text:p>
      <text:p text:style-name="P70"><text:span text:style-name="T33">Командировочные расходы при внедрении программного продукта не планируются, следовательно, Р</text:span><text:span text:style-name="T25">КОМ</text:span><text:span text:style-name="T33"> </text:span><text:span text:style-name="T35">= 0.</text:span></text:p>
      <text:p text:style-name="P70"><text:span text:style-name="T35">Так как коэффициент накладных расходов по данным организации составляет </text:span><text:span text:style-name="T36">k</text:span><text:span text:style-name="T26">НР</text:span><text:span text:style-name="T36"> = 0,3, </text:span><text:span text:style-name="T37">то величина накладных расходов равна 210 руб.</text:span></text:p>
      <text:p text:style-name="P70"><text:span text:style-name="T37">Суммарные затраты на внедрение составят:</text:span></text:p>
      <text:p text:style-name="P71"><text:span text:style-name="T37"><draw:frame draw:style-name="fr3" draw:name="Object10" text:anchor-type="as-char" svg:y="-0.377cm" svg:width="10.112cm" svg:height="0.531cm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руб</text:span><text:span text:style-name="T38">`твл</text:span></text:p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Вывод</text:p>
      <text:p text:style-name="P67">В данном разделе была рассмотрена экономическая актуальность дипломного проекта, а также рассчитаны финансовые затраты на разработку и внедрение данного проекта. По результатам расчетов можно сделать вывод, что разрабатываемый продукт конкурентоспособен, а затраты на разработку и внедрение весьма скромны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2T19:37:25.168398000</dc:date>
    <meta:editing-duration>PT6H20M28S</meta:editing-duration>
    <meta:editing-cycles>46</meta:editing-cycles>
    <meta:generator>LibreOffice/4.3.4.1$MacOSX_x86 LibreOffice_project/bc356b2f991740509f321d70e4512a6a54c5f243</meta:generator>
    <meta:document-statistic meta:table-count="3" meta:image-count="0" meta:object-count="24" meta:page-count="9" meta:paragraph-count="124" meta:word-count="698" meta:character-count="5076" meta:non-whitespace-character-count="4450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РПР</mtext>
              </mstyle>
            </mstyle>
          </msub>
          <mo stretchy="false">=</mo>
          <mrow>
            <msub>
              <mi>З</mi>
              <mstyle mathsize="8pt">
                <mstyle mathvariant="italic">
                  <mtext>ФОТР</mtext>
                </mstyle>
              </mstyle>
            </msub>
            <mo stretchy="false">+</mo>
            <msub>
              <mi>З</mi>
              <mstyle mathsize="8pt">
                <mstyle mathvariant="italic">
                  <mtext>ОВФ</mtext>
                </mstyle>
              </mstyle>
            </msub>
            <mo stretchy="false">+</mo>
            <msub>
              <mi>З</mi>
              <mstyle mathsize="8pt">
                <mstyle mathvariant="italic">
                  <mtext>ЭВМ</mtext>
                </mstyle>
              </mstyle>
            </msub>
            <mo stretchy="false">+</mo>
            <msub>
              <mi>З</mi>
              <mstyle mathsize="8pt">
                <mstyle mathvariant="italic">
                  <mtext>СПП</mtext>
                </mstyle>
              </mstyle>
            </msub>
            <mo stretchy="false">+</mo>
            <msub>
              <mi>З</mi>
              <mstyle mathsize="8pt">
                <mstyle mathvariant="italic">
                  <mtext>ХОН</mtext>
                </mstyle>
              </mstyle>
            </msub>
            <mo stretchy="false">+</mo>
            <msub>
              <mi>Р</mi>
              <mstyle mathsize="8pt">
                <mi>Н</mi>
              </mstyle>
            </msub>
          </mrow>
        </mrow>
      </mstyle>
      <mrow/>
    </mrow>
    <annotation encoding="StarMath 5.0"> size 12{З rSub { size 8{ ital "РПР"} } =З rSub { size 8{ ital "ФОТР"} } +З rSub { size 8{ ital "ОВФ"} } +З rSub { size 8{ ital "ЭВМ"} } +З rSub { size 8{ ital "СПП"} } +З rSub { size 8{ ital "ХОН"} } +Р rSub { size 8{Н} } } {}</annotation>
  </semantics>
</math>
</file>

<file path=Object 10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sub>
          <mi>Т</mi>
          <mi mathvariant="italic">МРПР</mi>
        </msub>
        <mo stretchy="false">⋅</mo>
        <msub>
          <mi>k</mi>
          <mi>Г</mi>
        </msub>
        <mo stretchy="false">⋅</mo>
        <mi>n</mi>
        <mo stretchy="false">⋅</mo>
        <msub>
          <mi>C</mi>
          <mrow>
            <mi>М</mi>
            <mo stretchy="false">−</mo>
            <mi>Ч</mi>
          </mrow>
        </msub>
      </mrow>
    </mrow>
    <annotation encoding="StarMath 5.0">З_{ ЭВМ } = Т_{ МРПР } cdot k_{ Г } cdot n cdot C_{ М-Ч }</annotation>
  </semantics>
</math>
</file>

<file path=Object 11/content.xml><?xml version="1.0" encoding="utf-8"?>
<math xmlns="http://www.w3.org/1998/Math/MathML" display="block">
  <semantics>
    <mrow>
      <mstyle mathsize="12pt">
        <msub>
          <mi>Т</mi>
          <mstyle mathsize="8pt">
            <mstyle mathvariant="italic">
              <mtext>МРПР</mtext>
            </mstyle>
          </mstyle>
        </msub>
      </mstyle>
      <mrow/>
    </mrow>
    <annotation encoding="StarMath 5.0"> size 12{Т rSub { size 8{ ital "МРПР"} } } {}</annotation>
  </semantics>
</math>
</file>

<file path=Object 12/content.xml><?xml version="1.0" encoding="utf-8"?>
<math xmlns="http://www.w3.org/1998/Math/MathML" display="block">
  <semantics>
    <mrow>
      <mstyle mathsize="12pt">
        <msub>
          <mi>k</mi>
          <mstyle mathsize="8pt">
            <mi>Г</mi>
          </mstyle>
        </msub>
      </mstyle>
      <mrow/>
    </mrow>
    <annotation encoding="StarMath 5.0"> size 12{k rSub { size 8{Г} }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i>Г</mi>
              </mstyle>
            </msub>
            <mo stretchy="false">=</mo>
            <mn>0,</mn>
          </mrow>
          <mtext>95</mtext>
        </mrow>
      </mstyle>
      <mrow/>
    </mrow>
    <annotation encoding="StarMath 5.0"> size 12{k rSub { size 8{Г} } =0,"95"} {}</annotation>
  </semantics>
</math>
</file>

<file path=Object 14/content.xml><?xml version="1.0" encoding="utf-8"?>
<math xmlns="http://www.w3.org/1998/Math/MathML" display="block">
  <semantics>
    <mrow>
      <mstyle mathsize="12pt">
        <msub>
          <mi>С</mi>
          <mstyle mathsize="8pt">
            <mrow>
              <mi>М</mi>
              <mo stretchy="false">−</mo>
              <mi>Ч</mi>
            </mrow>
          </mstyle>
        </msub>
      </mstyle>
      <mrow/>
    </mrow>
    <annotation encoding="StarMath 5.0"> size 12{С rSub { size 8{М - Ч} }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С</mi>
            <mstyle mathsize="8pt">
              <mrow>
                <mi>М</mi>
                <mo stretchy="false">−</mo>
                <mi>Ч</mi>
              </mrow>
            </mstyle>
          </msub>
          <mo stretchy="false">=</mo>
          <mn>8</mn>
        </mrow>
      </mstyle>
      <mrow/>
    </mrow>
    <annotation encoding="StarMath 5.0"> size 12{С rSub { size 8{М - Ч} } =8} {}</annotation>
  </semantics>
</math>
</file>

<file path=Object 16/content.xml><?xml version="1.0" encoding="utf-8"?>
<math xmlns="http://www.w3.org/1998/Math/MathML" display="block">
  <semantics>
    <mrow>
      <msub>
        <mi>Т</mi>
        <mi mathvariant="italic">час</mi>
      </msub>
      <mo stretchy="false">=</mo>
      <mrow>
        <msub>
          <mi>Т</mi>
          <mi mathvariant="italic">мес</mi>
        </msub>
        <mo stretchy="false">⋅</mo>
        <msub>
          <mi>Ч</mi>
          <mi mathvariant="italic">РД</mi>
        </msub>
        <mo stretchy="false">⋅</mo>
        <msub>
          <mi>Т</mi>
          <mi mathvariant="italic">СМ</mi>
        </msub>
        <mo stretchy="false">⋅</mo>
        <msub>
          <mi>К</mi>
          <mi mathvariant="italic">СМ</mi>
        </msub>
      </mrow>
    </mrow>
    <annotation encoding="StarMath 5.0">Т_{ час } = Т_{ мес } cdot Ч_{ РД } cdot Т_{ СМ } cdot К_{ СМ }</annotation>
  </semantics>
</math>
</file>

<file path=Object 17/content.xml><?xml version="1.0" encoding="utf-8"?>
<math xmlns="http://www.w3.org/1998/Math/MathML" display="block">
  <semantics>
    <mrow>
      <msub>
        <mi>Т</mi>
        <mi mathvariant="italic">час</mi>
      </msub>
      <mo stretchy="false">=</mo>
      <mrow>
        <mn>3</mn>
        <mo stretchy="false">⋅</mo>
        <mn>60</mn>
        <mo stretchy="false">⋅</mo>
        <mn>8</mn>
        <mo stretchy="false">⋅</mo>
        <mn>1</mn>
      </mrow>
      <mo stretchy="false">=</mo>
      <mn>1440</mn>
    </mrow>
    <annotation encoding="StarMath 5.0">Т_{ час } = 3 cdot 60 cdot 8 cdot 1 = 1440 </annotation>
  </semantics>
</math>
</file>

<file path=Object 18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n>528</mn>
        <mo stretchy="false">⋅</mo>
        <mn>0,95</mn>
        <mo stretchy="false">⋅</mo>
        <mn>8</mn>
        <mo stretchy="false">⋅</mo>
        <mn>1</mn>
      </mrow>
      <mo stretchy="false">=</mo>
      <mn>4012</mn>
    </mrow>
    <annotation encoding="StarMath 5.0">З_{ ЭВМ } = 528 cdot 0,95 cdot 8 cdot 1 = 4012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ХОН</mtext>
              </mstyle>
            </mstyle>
          </msub>
          <mo stretchy="false">=</mo>
          <mrow>
            <munderover>
              <mo stretchy="false">∑</mo>
              <mstyle mathsize="8pt">
                <mrow>
                  <mi>τ</mi>
                  <mo stretchy="false">=</mo>
                  <mn>1</mn>
                </mrow>
              </mstyle>
              <mstyle mathsize="8pt">
                <mi>n</mi>
              </mstyle>
            </munderover>
            <mrow>
              <msub>
                <mi>Ц</mi>
                <mstyle mathsize="8pt">
                  <mi>τ</mi>
                </mstyle>
              </msub>
              <mo stretchy="false">⋅</mo>
              <msub>
                <mi>K</mi>
                <mstyle mathsize="8pt">
                  <mi>τ</mi>
                </mstyle>
              </msub>
            </mrow>
          </mrow>
        </mrow>
      </mstyle>
      <mrow/>
    </mrow>
    <annotation encoding="StarMath 5.0"> size 12{З rSub { size 8{ ital "ХОН"} } = Sum cSub { size 8{τ=1} }  cSup { size 8{n} }  {Ц rSub { size 8{τ} }  cdot K rSub { size 8{τ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З</mi>
              <mstyle mathsize="8pt">
                <mstyle mathvariant="italic">
                  <mtext>ФОТР</mtext>
                </mstyle>
              </mstyle>
            </msub>
            <mo stretchy="false">=</mo>
            <mrow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i>m</mi>
                  </mstyle>
                </munderover>
                <msub>
                  <mi>O</mi>
                  <mstyle mathsize="8pt">
                    <mstyle mathvariant="italic">
                      <mtext>Pj</mtext>
                    </mstyle>
                  </mstyle>
                </msub>
              </mrow>
              <mo stretchy="false">⋅</mo>
              <msub>
                <mi>T</mi>
                <mstyle mathsize="8pt">
                  <mstyle mathvariant="italic">
                    <msub>
                      <mtext>РПР</mtext>
                      <mstyle mathsize="6pt">
                        <mi>j</mi>
                      </mstyle>
                    </msub>
                  </mstyle>
                </mstyle>
              </msub>
              <mo stretchy="false">⋅</mo>
              <mo stretchy="false">(</mo>
            </mrow>
          </mrow>
          <mrow>
            <mn>1</mn>
            <mo stretchy="false">+</mo>
            <msub>
              <mi>k</mi>
              <mi>Д</mi>
            </msub>
          </mrow>
          <mstyle mathsize="12pt">
            <mrow>
              <mo stretchy="false">)</mo>
              <mo stretchy="false">(</mo>
              <mrow>
                <mn>1</mn>
                <mo stretchy="false">+</mo>
                <msub>
                  <mi>k</mi>
                  <mi>У</mi>
                </msub>
              </mrow>
            </mrow>
          </mstyle>
          <mstyle mathsize="12pt">
            <mo stretchy="false">)</mo>
          </mstyle>
        </mrow>
      </mstyle>
      <mrow/>
    </mrow>
    <annotation encoding="StarMath 5.0"> size 12{З rSub { size 8{ ital "ФОТР"} } = Sum cSub { size 8{j=1} }  cSup { size 8{m} }  {O rSub { size 8{ ital "Pj"} } }  cdot T rSub { size 8{ ital "РПР" rSub { size 6{j} } } }  cdot  \( 1+k rSub {Д}  size 12{ \)  \( 1+k rSub {У} } size 12{ \) }} {}</annotation>
  </semantics>
</math>
</file>

<file path=Object 20/content.xml><?xml version="1.0" encoding="utf-8"?>
<math xmlns="http://www.w3.org/1998/Math/MathML" display="block">
  <semantics>
    <mrow>
      <msub>
        <mi>Р</mi>
        <mi>Н</mi>
      </msub>
      <mo stretchy="false">=</mo>
      <mrow>
        <msub>
          <mi>З</mi>
          <mi mathvariant="italic">ФОТР</mi>
        </msub>
        <mo stretchy="false">×</mo>
        <msub>
          <mi>К</mi>
          <mi mathvariant="italic">НР</mi>
        </msub>
      </mrow>
      <mo stretchy="false">=</mo>
      <mrow>
        <mn>50600</mn>
        <mo stretchy="false">⋅</mo>
        <mn>0,3</mn>
      </mrow>
      <mo stretchy="false">=</mo>
      <mn>15180</mn>
    </mrow>
    <annotation encoding="StarMath 5.0">Р_{ Н } = З_{ ФОТР } times К_{ НР } = 50600 cdot 0,3 = 15180</annotation>
  </semantics>
</math>
</file>

<file path=Object 21/content.xml><?xml version="1.0" encoding="utf-8"?>
<math xmlns="http://www.w3.org/1998/Math/MathML" display="block">
  <semantics>
    <mrow>
      <msub>
        <mi>З</mi>
        <mi mathvariant="italic">РПР</mi>
      </msub>
      <mo stretchy="false">=</mo>
      <mrow>
        <mn>50600</mn>
        <mo stretchy="false">+</mo>
        <mn>13252</mn>
        <mo stretchy="false">+</mo>
        <mn>4012</mn>
        <mo stretchy="false">+</mo>
        <mn>50</mn>
        <mo stretchy="false">+</mo>
        <mn>0</mn>
        <mo stretchy="false">+</mo>
        <mn>15180</mn>
      </mrow>
      <mo stretchy="false">=</mo>
      <mn>83094</mn>
    </mrow>
    <annotation encoding="StarMath 5.0">З_{ РПР } = 50600+13252+4012+50+0+15180 = 83094</annotation>
  </semantics>
</math>
</file>

<file path=Object 22/content.xml><?xml version="1.0" encoding="utf-8"?>
<math xmlns="http://www.w3.org/1998/Math/MathML" display="block">
  <semantics>
    <mrow>
      <mstyle mathsize="12pt">
        <mrow>
          <msub>
            <mi>З</mi>
            <mstyle mathsize="8pt">
              <mstyle mathvariant="italic">
                <mtext>ВПР</mtext>
              </mstyle>
            </mstyle>
          </msub>
          <mo stretchy="false">=</mo>
          <mrow>
            <msub>
              <mi>З</mi>
              <mstyle mathsize="8pt">
                <mi>М</mi>
              </mstyle>
            </msub>
            <mo stretchy="false">+</mo>
            <mrow>
              <msub>
                <mi>З</mi>
                <mstyle mathsize="8pt">
                  <mstyle mathvariant="italic">
                    <mtext>КТС</mtext>
                  </mstyle>
                </mstyle>
              </msub>
              <mo stretchy="false">×</mo>
              <mrow>
                <mo fence="true" stretchy="true">(</mo>
                <mrow>
                  <mrow>
                    <mn>1</mn>
                    <mo stretchy="false">+</mo>
                    <msub>
                      <mi>k</mi>
                      <mstyle mathsize="8pt">
                        <mstyle mathvariant="italic">
                          <mtext>ТУН</mtext>
                        </mstyle>
                      </mstyle>
                    </msub>
                  </mrow>
                </mrow>
                <mo fence="true" stretchy="true">)</mo>
              </mrow>
            </mrow>
            <mo stretchy="false">+</mo>
            <msub>
              <mi>З</mi>
              <mstyle mathsize="8pt">
                <mstyle mathvariant="italic">
                  <mtext>ПО</mtext>
                </mstyle>
              </mstyle>
            </msub>
            <mo stretchy="false">+</mo>
            <msub>
              <mi>З</mi>
              <mstyle mathsize="8pt">
                <mstyle mathvariant="italic">
                  <mtext>ФОТВ</mtext>
                </mstyle>
              </mstyle>
            </msub>
            <mo stretchy="false">+</mo>
            <msub>
              <mi>З</mi>
              <mstyle mathsize="8pt">
                <mstyle mathvariant="italic">
                  <mtext>ОВФ</mtext>
                </mstyle>
              </mstyle>
            </msub>
            <mo stretchy="false">+</mo>
            <msub>
              <mi>З</mi>
              <mstyle mathsize="8pt">
                <mstyle mathvariant="italic">
                  <mtext>ЭВМ</mtext>
                </mstyle>
              </mstyle>
            </msub>
            <mo stretchy="false">+</mo>
            <msub>
              <mi>Р</mi>
              <mstyle mathsize="8pt">
                <mstyle mathvariant="italic">
                  <mtext>ком</mtext>
                </mstyle>
              </mstyle>
            </msub>
            <mo stretchy="false">+</mo>
            <msub>
              <mi>Р</mi>
              <mstyle mathsize="8pt">
                <mi>Н</mi>
              </mstyle>
            </msub>
          </mrow>
        </mrow>
      </mstyle>
      <mrow/>
    </mrow>
    <annotation encoding="StarMath 5.0"> size 12{З rSub { size 8{ ital "ВПР"} } =З rSub { size 8{М} } +З rSub { size 8{ ital "КТС"} }  times  left (1+k rSub { size 8{ ital "ТУН"} }  right )+З rSub { size 8{ ital "ПО"} } +З rSub { size 8{ ital "ФОТВ"} } +З rSub { size 8{ ital "ОВФ"} } +З rSub { size 8{ ital "ЭВМ"} } +Р rSub { size 8{ ital "ком"} } +Р rSub { size 8{Н} } } {}</annotation>
  </semantics>
</math>
</file>

<file path=Object 23/content.xml><?xml version="1.0" encoding="utf-8"?>
<math xmlns="http://www.w3.org/1998/Math/MathML" display="block">
  <semantics>
    <mrow>
      <msub>
        <mi>З</mi>
        <mi mathvariant="italic">ЭВМ</mi>
      </msub>
      <mo stretchy="false">=</mo>
      <mrow>
        <mn>0,1</mn>
        <mo stretchy="false">⋅</mo>
        <mn>22</mn>
        <mo stretchy="false">⋅</mo>
        <mn>8</mn>
        <mo stretchy="false">⋅</mo>
        <mn>3</mn>
      </mrow>
      <mo stretchy="false">=</mo>
      <mn>401,28</mn>
    </mrow>
    <annotation encoding="StarMath 5.0">З_{ ЭВМ } = 0,1 cdot 22 cdot 8 cdot 3 = 401,28</annotation>
  </semantics>
</math>
</file>

<file path=Object 24/content.xml><?xml version="1.0" encoding="utf-8"?>
<math xmlns="http://www.w3.org/1998/Math/MathML" display="block">
  <semantics>
    <mrow>
      <msub>
        <mi>З</mi>
        <mi mathvariant="italic">ВПР</mi>
      </msub>
      <mo stretchy="false">=</mo>
      <mrow>
        <mn>0</mn>
        <mo stretchy="false">+</mo>
        <mn>0</mn>
        <mo stretchy="false">+</mo>
        <mn>83094</mn>
        <mo stretchy="false">+</mo>
        <mn>700</mn>
        <mo stretchy="false">+</mo>
        <mn>182</mn>
        <mo stretchy="false">+</mo>
        <mn>401,28</mn>
        <mo stretchy="false">+</mo>
        <mn>0</mn>
        <mo stretchy="false">+</mo>
        <mn>210</mn>
      </mrow>
      <mo stretchy="false">=</mo>
      <mn>84587,28</mn>
    </mrow>
    <annotation encoding="StarMath 5.0">З_{ ВПР } = 0+0+83094+700+182+401,28+0+210 = 84587,28
 </annotation>
  </semantics>
</math>
</file>

<file path=Object 3/content.xml><?xml version="1.0" encoding="utf-8"?>
<math xmlns="http://www.w3.org/1998/Math/MathML" display="block">
  <semantics>
    <mrow>
      <mstyle mathsize="12pt">
        <msub>
          <mi>k</mi>
          <mstyle mathsize="8pt">
            <mi>У</mi>
          </mstyle>
        </msub>
      </mstyle>
      <mrow/>
    </mrow>
    <annotation encoding="StarMath 5.0"> size 12{k rSub { size 8{У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i>У</mi>
              </mstyle>
            </msub>
            <mo stretchy="false">=</mo>
            <mn>0,</mn>
          </mrow>
          <mtext>15</mtext>
        </mrow>
      </mstyle>
      <mrow/>
    </mrow>
    <annotation encoding="StarMath 5.0"> size 12{k rSub { size 8{У} } =0,"15"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Т</mi>
            <mstyle mathsize="8pt">
              <mstyle mathvariant="italic">
                <mtext>РПР</mtext>
              </mstyle>
            </mstyle>
          </msub>
          <mo stretchy="false">=</mo>
          <mn>4</mn>
        </mrow>
      </mstyle>
      <mrow/>
    </mrow>
    <annotation encoding="StarMath 5.0"> size 12{Т rSub { size 8{ ital "РПР"}  } =4} {}</annotation>
  </semantics>
</math>
</file>

<file path=Object 6/content.xml><?xml version="1.0" encoding="utf-8"?>
<math xmlns="http://www.w3.org/1998/Math/MathML" display="block">
  <semantics>
    <mrow>
      <mstyle mathsize="12pt">
        <msub>
          <mi>k</mi>
          <mstyle mathsize="8pt">
            <mi>Д</mi>
          </mstyle>
        </msub>
      </mstyle>
      <mrow/>
    </mrow>
    <annotation encoding="StarMath 5.0"> size 12{k rSub { size 8{Д} } 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Д</mi>
            </mstyle>
          </msub>
          <mo stretchy="false">=</mo>
          <mn>0,1</mn>
        </mrow>
      </mstyle>
      <mrow/>
    </mrow>
    <annotation encoding="StarMath 5.0"> size 12{k rSub { size 8{Д} } =0,1} {}</annotation>
  </semantics>
</math>
</file>

<file path=Object 8/content.xml><?xml version="1.0" encoding="utf-8"?>
<math xmlns="http://www.w3.org/1998/Math/MathML" display="block">
  <semantics>
    <mrow>
      <msub>
        <mi>З</mi>
        <mi mathvariant="italic">ФОТР</mi>
      </msub>
      <mo stretchy="false">=</mo>
      <mrow>
        <mn>10000</mn>
        <mo stretchy="false">⋅</mo>
        <mn>4</mn>
        <mo stretchy="false">⋅</mo>
        <mrow>
          <mo fence="true" stretchy="false">(</mo>
          <mrow>
            <mrow>
              <mn>1</mn>
              <mo stretchy="false">+</mo>
              <mn>0.1</mn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n>0.15</mn>
            </mrow>
          </mrow>
          <mo fence="true" stretchy="false">)</mo>
        </mrow>
      </mrow>
      <mo stretchy="false">=</mo>
      <mn>50600</mn>
    </mrow>
    <annotation encoding="StarMath 5.0">З_{ФОТР}=10000 cdot 4 cdot ( 1+0.1 )cdot( 1+0.15 ) =  50600</annotation>
  </semantics>
</math>
</file>

<file path=Object 9/content.xml><?xml version="1.0" encoding="utf-8"?>
<math xmlns="http://www.w3.org/1998/Math/MathML" display="block">
  <semantics>
    <mrow>
      <msub>
        <mi>З</mi>
        <mi mathvariant="italic">ОВФ</mi>
      </msub>
      <mo stretchy="false">=</mo>
      <mrow>
        <mn>0,262</mn>
        <mo stretchy="false">⋅</mo>
        <msub>
          <mi>З</mi>
          <mi mathvariant="italic">ФОТР</mi>
        </msub>
      </mrow>
      <mo stretchy="false">=</mo>
      <mrow>
        <mn>0,262</mn>
        <mo stretchy="false">⋅</mo>
        <mn>50600</mn>
      </mrow>
      <mo stretchy="false">=</mo>
      <mn>13252</mn>
    </mrow>
    <annotation encoding="StarMath 5.0">З_{ОВФ} = 0,262 cdot З_{ ФОТР } = 0,262 cdot 50600 = 13252</annotation>
  </semantics>
</math>
</file>